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rocodoc-5Sfq6w-inv-f8" svg:font-family="crocodoc-5Sfq6w-inv-f8"/>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a78f" officeooo:paragraph-rsid="0005a78f"/>
    </style:style>
    <style:style style:name="P2" style:family="paragraph" style:parent-style-name="Standard">
      <style:text-properties officeooo:rsid="0007f031" officeooo:paragraph-rsid="0007f031"/>
    </style:style>
    <style:style style:name="P3" style:family="paragraph" style:parent-style-name="Standard">
      <style:paragraph-properties fo:break-before="page"/>
      <style:text-properties officeooo:rsid="0005a78f" officeooo:paragraph-rsid="0005a78f"/>
    </style:style>
    <style:style style:name="T1" style:family="text">
      <style:text-properties officeooo:rsid="0007a5aa"/>
    </style:style>
    <style:style style:name="T2" style:family="text">
      <style:text-properties officeooo:rsid="0007f031"/>
    </style:style>
    <style:style style:name="T3" style:family="text">
      <style:text-properties officeooo:rsid="00099bb5"/>
    </style:style>
    <style:style style:name="T4" style:family="text">
      <style:text-properties officeooo:rsid="0009c726"/>
    </style:style>
    <style:style style:name="T5" style:family="text">
      <style:text-properties officeooo:rsid="000b7b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344 1-45</text:p>
      <text:p text:style-name="P1">1 statistical inference: predicting characteristics of a population based on a sample</text:p>
      <text:p text:style-name="P1">3 For a given sample size n, it is normal wit mean miu and sigma = sigma/sqrt(n)</text:p>
      <text:p text:style-name="P1">5 miu = 100, sigma = 20/sqrt(25) = 4</text:p>
      <text:p text:style-name="P1">7 miu = 0, sigma = 10/sqrt(9) =3.333</text:p>
      <text:p text:style-name="P2">9</text:p>
      <text:p text:style-name="P1">11 P(xbar &gt;6) miu = 5 sigmaxbar = 3/sqrt(9) = 1, probability is about 0.15</text:p>
      <text:p text:style-name="P1">13 0.68</text:p>
      <text:p text:style-name="P1">15 .9770</text:p>
      <text:p text:style-name="P1">17 114ish</text:p>
      <text:p text:style-name="P1">19 115</text:p>
      <text:p text:style-name="P1">21 <text:span text:style-name="T1">87-113</text:span></text:p>
      <text:p text:style-name="P1">23 <text:span text:style-name="T1">50,2</text:span></text:p>
      <text:p text:style-name="P1">25 <text:span text:style-name="T1">15%</text:span></text:p>
      <text:p text:style-name="P1">27 <text:span text:style-name="T1">53ish</text:span></text:p>
      <text:p text:style-name="P1">29 <text:span text:style-name="T1">46.71</text:span></text:p>
      <text:p text:style-name="P1">31 <text:span text:style-name="T1">miu10 <text:s/>sigma 1</text:span></text:p>
      <text:p text:style-name="P1">33 .<text:span text:style-name="T1">1587</text:span></text:p>
      <text:p text:style-name="P1">35 <text:span text:style-name="T1">11.96</text:span></text:p>
      <text:p text:style-name="P1">37 <text:span text:style-name="T1">8.04 and 11.96</text:span></text:p>
      <text:p text:style-name="P1">39 <text:span text:style-name="T1">miu1.7 sig 0.1 b).1587 c).1587</text:span></text:p>
      <text:p text:style-name="P1">41 <text:span text:style-name="T1">a</text:span>.<text:span text:style-name="T1">1056 <text:s text:c="2"/>b .1359 <text:s text:c="3"/>c.4013</text:span></text:p>
      <text:p text:style-name="P1">43 <text:span text:style-name="T1">1.86 1.54 1.54 and 1.86</text:span></text:p>
      <text:p text:style-name="P1">45 <text:span text:style-name="T1">151.6M <text:s text:c="3"/>48.4M <text:s text:c="3"/>48.4M</text:span></text:p>
      <text:p text:style-name="P1"/>
      <text:p text:style-name="P3">P355 1-27</text:p>
      <text:p text:style-name="P1">1 <text:span text:style-name="T2">we use a normal probability plot for determining whether or not the data are normally distributed. If the poitns either cluster around a straight line or nearly all fall within the curved bounds, then it is likely that the data set is normal. If there are systematic deviations off the straightline, then that is evidence against the claim that the data set is normal</text:span></text:p>
      <text:p text:style-name="P1">3 <text:span text:style-name="T2">30</text:span></text:p>
      <text:p text:style-name="P1">5 <text:span text:style-name="T2">4 times as large because sigmaxbar = sigma / sqrt(4 x n)</text:span></text:p>
      <text:p text:style-name="P1">7 <text:span text:style-name="T2">right skew</text:span></text:p>
      <text:p text:style-name="P2">9 normal, <text:span text:style-name="T3">acceptable</text:span></text:p>
      <text:p text:style-name="P1">11 <text:span text:style-name="T3">a)516 b)38.6667, Normal</text:span></text:p>
      <text:p text:style-name="P1">13 <text:span text:style-name="T3">a)80 b)1; approx normal</text:span></text:p>
      <text:p text:style-name="P1">15 <text:span text:style-name="T3">a)50mpg b) 1.5 mpg, unknown</text:span></text:p>
      <text:p text:style-name="P1">17 <text:span text:style-name="T3">0.2676</text:span></text:p>
      <text:p text:style-name="P1">19 .<text:span text:style-name="T3">9772</text:span></text:p>
      <text:p text:style-name="P1">21 <text:span text:style-name="T3">not possible. Variable is not normally dist</text:span></text:p>
      <text:p text:style-name="P1">23 <text:span text:style-name="T3">8.08</text:span></text:p>
      <text:p text:style-name="P1">25 <text:span text:style-name="T3">3</text:span></text:p>
      <text:p text:style-name="P1">27 <text:span text:style-name="T3">58355</text:span></text:p>
      <text:p text:style-name="P3">P382 1-55</text:p>
      <text:p text:style-name="P1">1</text:p>
      <text:p text:style-name="P1">3</text:p>
      <text:p text:style-name="P1">5</text:p>
      <text:p text:style-name="P1">7</text:p>
      <text:p text:style-name="P2">9</text:p>
      <text:p text:style-name="P1">11 <text:span text:style-name="T4">2</text:span></text:p>
      <text:p text:style-name="P1">13 <text:span text:style-name="T4">14</text:span></text:p>
      <text:p text:style-name="P1">15 <text:span text:style-name="T4">no</text:span></text:p>
      <text:p text:style-name="P1">17 <text:span text:style-name="T4">yes</text:span></text:p>
      <text:p text:style-name="P1">19 <text:span text:style-name="T4">we can use Z interval</text:span></text:p>
      <text:p text:style-name="P1">21 <text:span text:style-name="T4">2.576</text:span></text:p>
      <text:p text:style-name="P1">23 <text:span text:style-name="T4">1.96</text:span></text:p>
      <text:p text:style-name="P1">25 <text:span text:style-name="T4">1.645</text:span></text:p>
      <text:p text:style-name="P1">27 <text:span text:style-name="T4">a)0.5 b)1.96 c)34.02+35.98 95% confident that miu lies between 34.02 and 35.98</text:span></text:p>
      <text:p text:style-name="P1">29 <text:span text:style-name="T4">a)2 b)1.96 c)11.08,18.92</text:span></text:p>
      <text:p text:style-name="P1">31 <text:span text:style-name="T4">1 b)1.96 c)18.04,21.96</text:span></text:p>
      <text:p text:style-name="P1">33 <text:span text:style-name="T4">0.98 </text:span></text:p>
      <text:p text:style-name="P1">35 <text:span text:style-name="T4">3.92</text:span></text:p>
      <text:p text:style-name="P1">37 <text:span text:style-name="T4">1.96</text:span></text:p>
      <text:p text:style-name="P1">39 <text:span text:style-name="T4">a)9.342, 110.658 b)9.216, 10.784 95% conf c)8.996 11.0304 99% conf d)the conf interval widesn as conf level increases</text:span></text:p>
      <text:p text:style-name="P1">41 <text:span text:style-name="T5">1</text:span></text:p>
      <text:p text:style-name="P1">43 <text:span text:style-name="T5">5</text:span></text:p>
      <text:p text:style-name="P1">45 <text:span text:style-name="T5">5</text:span></text:p>
      <text:p text:style-name="P1">47 <text:span text:style-name="T5">11</text:span></text:p>
      <text:p text:style-name="P1">49 <text:span text:style-name="T5">69 gal b) 3.65 c)1.96</text:span></text:p>
      <text:p text:style-name="P1">51 <text:span text:style-name="T5">107 b)19.5 c)1.96 d)68.78, <text:s/>145.22 95% conf</text:span></text:p>
      <text:p text:style-name="P1">53 <text:span text:style-name="T5">a)7.16 95% conf b)3 c)62</text:span></text:p>
      <text:p text:style-name="P1">55 <text:span text:style-name="T5">a) E=38.22 95% conf b)59 c)9604 approx 26.31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rocodoc-5Sfq6w-inv-f8" svg:font-family="crocodoc-5Sfq6w-inv-f8"/>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meta:initial-creator>
    <meta:creation-date>2016-05-22T16:47:54.195279040</meta:creation-date>
    <dc:date>2016-05-22T22:27:22.517650405</dc:date>
    <dc:creator>otto </dc:creator>
    <meta:editing-duration>PT5M36S</meta:editing-duration>
    <meta:editing-cycles>1</meta:editing-cycles>
    <meta:document-statistic meta:table-count="0" meta:image-count="0" meta:object-count="0" meta:page-count="3" meta:paragraph-count="68" meta:word-count="347" meta:character-count="1713" meta:non-whitespace-character-count="1420"/>
    <meta:generator>LibreOffice/4.2.8.2$Linux_X86_64 LibreOffice_project/420m0$Build-2</meta:generator>
  </office:meta>
</office:document-meta>
</file>